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100Int.getF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6( int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49( int f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74( int f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40( int f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60( int f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89( int f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21( int f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16( int f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64( int f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34( int f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28( int f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72( int f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62( int f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71( int f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2( in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82( int f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22( int f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63( int f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15( int f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94( int f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78( int f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51( int f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4( int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43( int f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9( int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29( int f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19( int f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10( int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5( int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93( int f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45( int f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17( int f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96( int f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52( int f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23( int f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11( int f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86( int f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95( int f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30( int f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41( int f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33( int f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98( int f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46( int f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97( int f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36( int f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73( int f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7( int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48( int f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0( in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85( int f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99( int f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47( int f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56( int f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24( int f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69( int f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81( int f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84( int f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66( int f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59( int f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76( int f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35( int f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12( int f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42( int f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57( int f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27( int f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91( int f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8( int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68( int f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25( int f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32( int f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18( int f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37( int f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39( int f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92( int f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67( int f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55( int f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87( int f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50( int f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26( int f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53( int f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14( int f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79( int f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13( int f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3( int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61( int f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80( int f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54( int f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83( int f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31( int f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20( int f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65( int f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38( int f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75( int f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70( int f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58( int f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88( int f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90( int f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77( int f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getF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100Int.setF44( int f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